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1"/>
      <text:h text:style-name="P1" text:outline-level="1">一、项目概况</text:h>
      <text:h text:style-name="Heading_20_2" text:outline-level="2">1.项目简介</text:h>
      <text:p text:style-name="Text_20_body">我们设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11:25.511170573</meta:creation-date>
    <dc:date>2017-06-20T11:13:24.578937980</dc:date>
    <meta:editing-duration>PT1M59S</meta:editing-duration>
    <meta:editing-cycles>1</meta:editing-cycles>
    <meta:document-statistic meta:table-count="0" meta:image-count="0" meta:object-count="0" meta:page-count="3" meta:paragraph-count="3" meta:word-count="15" meta:character-count="16" meta:non-whitespace-character-count="16"/>
    <meta:generator>LibreOffice/5.1.6.2$Linux_X86_64 LibreOffice_project/10m0$Build-2</meta:generator>
  </office:meta>
</office:document-meta>
</file>